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337cm" draw:marker-start-center="false" draw:marker-end-width="0.337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Ultrafine_20_Dashed" svg:stroke-width="0.025cm" svg:stroke-color="#000000" draw:marker-start="Arrow" draw:marker-start-width="0.189cm" draw:marker-start-center="false" draw:marker-end="Arrow" draw:marker-end-width="0.189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5cm" svg:stroke-color="#000000" draw:marker-start-width="0.337cm" draw:marker-start-center="false" draw:marker-end-width="0.337cm" draw:marker-end-center="false" draw:fill="none" draw:fill-color="#99ccff" draw:textarea-vertical-align="middle" draw:auto-grow-height="false" fo:min-height="0.75cm" fo:min-width="0.499cm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99cm" fo:min-width="1.581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99cm" fo:min-width="1.07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5cm" svg:stroke-color="#000000" draw:marker-start-width="0.337cm" draw:marker-start-center="false" draw:marker-end-width="0.337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ourier New1" fo:font-size="6pt" fo:font-style="normal" fo:text-shadow="none" style:text-underline-style="none" fo:font-weight="normal" style:letter-kerning="true" style:font-name-asian="MS Gothic" style:font-size-asian="6pt" style:font-style-asian="normal" style:font-weight-asian="normal" style:font-name-complex="Tahoma" style:font-size-complex="6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Courier New1" fo:font-size="6pt" fo:font-style="normal" fo:text-shadow="none" style:text-underline-style="none" fo:font-weight="normal" style:letter-kerning="true" style:font-name-asian="MS Gothic" style:font-size-asian="6pt" style:font-style-asian="normal" style:font-weight-asian="normal" style:font-name-complex="Tahoma" style:font-size-complex="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2" draw:layer="layout" svg:width="0.645cm" svg:height="0.382cm" svg:x="1.041cm" svg:y="0.865cm">
              <text:p text:style-name="P1"><text:span text:style-name="T1">F000</text:span></text:p>
            </draw:rect>
            <draw:rect draw:style-name="gr1" draw:text-style-name="P2" draw:layer="layout" svg:width="0.646cm" svg:height="0.382cm" svg:x="1.741cm" svg:y="0.865cm">
              <text:p text:style-name="P1"><text:span text:style-name="T1">F001</text:span></text:p>
            </draw:rect>
            <draw:rect draw:style-name="gr1" draw:text-style-name="P2" draw:layer="layout" svg:width="0.645cm" svg:height="0.382cm" svg:x="2.443cm" svg:y="0.865cm">
              <text:p text:style-name="P1"><text:span text:style-name="T1">F002</text:span></text:p>
            </draw:rect>
            <draw:rect draw:style-name="gr1" draw:text-style-name="P2" draw:layer="layout" svg:width="0.645cm" svg:height="0.382cm" svg:x="5.244cm" svg:y="0.865cm">
              <text:p text:style-name="P1"><text:span text:style-name="T1">F04F</text:span></text:p>
            </draw:rect>
            <draw:rect draw:style-name="gr1" draw:text-style-name="P2" draw:layer="layout" svg:width="0.646cm" svg:height="0.384cm" svg:x="1.041cm" svg:y="1.304cm">
              <text:p text:style-name="P1"><text:span text:style-name="T1">F050</text:span></text:p>
            </draw:rect>
            <draw:rect draw:style-name="gr1" draw:text-style-name="P2" draw:layer="layout" svg:width="0.646cm" svg:height="0.384cm" svg:x="5.242cm" svg:y="1.304cm">
              <text:p text:style-name="P1"><text:span text:style-name="T1">F09F</text:span></text:p>
            </draw:rect>
            <draw:rect draw:style-name="gr1" draw:text-style-name="P2" draw:layer="layout" svg:width="0.646cm" svg:height="0.384cm" svg:x="1.043cm" svg:y="3.204cm">
              <text:p text:style-name="P1"><text:span text:style-name="T1">F730</text:span></text:p>
            </draw:rect>
            <draw:rect draw:style-name="gr1" draw:text-style-name="P2" draw:layer="layout" svg:width="0.645cm" svg:height="0.384cm" svg:x="5.244cm" svg:y="3.204cm">
              <text:p text:style-name="P1"><text:span text:style-name="T1">F77F</text:span></text:p>
            </draw:rect>
            <draw:line draw:style-name="gr2" draw:text-style-name="P3" draw:layer="layout" svg:x1="3.248cm" svg:y1="1.064cm" svg:x2="5.043cm" svg:y2="1.064cm">
              <text:p/>
            </draw:line>
            <draw:line draw:style-name="gr2" draw:text-style-name="P3" draw:layer="layout" svg:x1="1.381cm" svg:y1="1.743cm" svg:x2="1.381cm" svg:y2="3.049cm">
              <text:p/>
            </draw:line>
            <draw:line draw:style-name="gr2" draw:text-style-name="P3" draw:layer="layout" svg:x1="1.807cm" svg:y1="3.412cm" svg:x2="5.147cm" svg:y2="3.412cm">
              <text:p/>
            </draw:line>
            <draw:line draw:style-name="gr2" draw:text-style-name="P3" draw:layer="layout" svg:x1="5.498cm" svg:y1="1.743cm" svg:x2="5.498cm" svg:y2="3.049cm">
              <text:p/>
            </draw:line>
            <draw:custom-shape draw:style-name="gr3" draw:text-style-name="P3" draw:layer="layout" svg:width="0.221cm" svg:height="2.52cm" svg:x="0.538cm" svg:y="1.004cm">
              <text:p/>
              <draw:enhanced-geometry svg:viewBox="0 0 21600 21600" draw:mirror-horizontal="false" draw:glue-points="21600 0 0 10800 21600 21600" draw:text-areas="13800 ?f9 21600 ?f10" draw:type="left-brace" draw:modifiers="1256.58880564125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3" draw:text-style-name="P3" draw:layer="layout" svg:width="0.221cm" svg:height="4.675cm" draw:transform="rotate (-1.5707963267949) translate (5.772cm 0.54cm)">
              <text:p/>
              <draw:enhanced-geometry svg:viewBox="0 0 21600 21600" draw:mirror-horizontal="false" draw:glue-points="21600 0 0 10800 21600 21600" draw:text-areas="13800 ?f9 21600 ?f10" draw:type="left-brace" draw:modifiers="757.732620320856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4" draw:text-style-name="P5" draw:layer="layout" svg:width="2.139cm" svg:height="0.657cm" svg:x="2.482cm" svg:y="0.027cm">
              <draw:text-box>
                <text:p text:style-name="P4"><text:span text:style-name="T2">80 columns</text:span></text:p>
              </draw:text-box>
            </draw:frame>
            <draw:frame draw:style-name="gr5" draw:text-style-name="P5" draw:layer="layout" svg:width="1.63cm" svg:height="0.657cm" draw:transform="rotate (1.5707963267949) translate (-0.002cm 3.04cm)">
              <draw:text-box>
                <text:p text:style-name="P4"><text:span text:style-name="T2">24 rows</text:span></text:p>
              </draw:text-box>
            </draw:frame>
          </draw:g>
          <draw:rect draw:style-name="gr6" draw:text-style-name="P3" draw:layer="layout" svg:width="5.056cm" svg:height="2.885cm" svg:x="0.914cm" svg:y="0.771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969cm" fo:page-height="3.6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1-08-09T19:56:41</meta:creation-date>
    <dc:date>2018-08-30T15:29:56.560878734</dc:date>
    <meta:editing-duration>PT2M48S</meta:editing-duration>
    <meta:editing-cycles>2</meta:editing-cycles>
    <meta:generator>NeoOffice/3.2017.4_Professional_Edition$MacOSX_X86_64 NeoOffice_project/0</meta:generator>
    <meta:document-statistic meta:object-count="19"/>
  </office:meta>
</office:document-meta>
</file>